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4581b" officeooo:paragraph-rsid="0004581b"/>
    </style:style>
    <style:style style:name="P2" style:family="paragraph" style:parent-style-name="Standard">
      <style:text-properties style:text-underline-style="solid" style:text-underline-width="auto" style:text-underline-color="font-color" officeooo:rsid="0007ff54" officeooo:paragraph-rsid="0007ff54"/>
    </style:style>
    <style:style style:name="P3" style:family="paragraph" style:parent-style-name="Standard">
      <style:text-properties style:text-underline-style="solid" style:text-underline-width="auto" style:text-underline-color="font-color" officeooo:rsid="00093149" officeooo:paragraph-rsid="00093149"/>
    </style:style>
    <style:style style:name="P4" style:family="paragraph" style:parent-style-name="Standard">
      <style:text-properties style:text-underline-style="solid" style:text-underline-width="auto" style:text-underline-color="font-color" officeooo:rsid="000e5a68" officeooo:paragraph-rsid="000e5a68"/>
    </style:style>
    <style:style style:name="P5" style:family="paragraph" style:parent-style-name="Standard">
      <style:text-properties style:text-underline-style="solid" style:text-underline-width="auto" style:text-underline-color="font-color" officeooo:rsid="0017424d" officeooo:paragraph-rsid="0017424d"/>
    </style:style>
    <style:style style:name="P6" style:family="paragraph" style:parent-style-name="Standard">
      <style:text-properties style:text-underline-style="none" fo:font-weight="normal" officeooo:rsid="002fcb00" officeooo:paragraph-rsid="00093149" style:font-weight-asian="normal" style:font-weight-complex="normal"/>
    </style:style>
    <style:style style:name="P7" style:family="paragraph" style:parent-style-name="Standard">
      <style:text-properties style:text-underline-style="none" officeooo:rsid="0007ff54" officeooo:paragraph-rsid="0007ff54"/>
    </style:style>
    <style:style style:name="P8" style:family="paragraph" style:parent-style-name="Standard">
      <style:text-properties style:text-underline-style="none" officeooo:rsid="00134fb8" officeooo:paragraph-rsid="00134fb8"/>
    </style:style>
    <style:style style:name="P9" style:family="paragraph" style:parent-style-name="Table_20_Contents">
      <style:text-properties officeooo:rsid="0007ff54" officeooo:paragraph-rsid="0007ff54"/>
    </style:style>
    <style:style style:name="P10" style:family="paragraph" style:parent-style-name="Table_20_Contents">
      <style:text-properties officeooo:rsid="0007ff54" officeooo:paragraph-rsid="00093149"/>
    </style:style>
    <style:style style:name="P11" style:family="paragraph" style:parent-style-name="Table_20_Contents">
      <style:text-properties fo:font-weight="bold" officeooo:rsid="0007ff54" officeooo:paragraph-rsid="0007ff54" style:font-weight-asian="bold" style:font-weight-complex="bold"/>
    </style:style>
    <style:style style:name="P12" style:family="paragraph" style:parent-style-name="Table_20_Contents">
      <style:text-properties officeooo:rsid="00093149" officeooo:paragraph-rsid="00093149"/>
    </style:style>
    <style:style style:name="P13" style:family="paragraph" style:parent-style-name="Table_20_Contents">
      <style:text-properties officeooo:rsid="001def6b" officeooo:paragraph-rsid="001def6b"/>
    </style:style>
    <style:style style:name="P14" style:family="paragraph" style:parent-style-name="Table_20_Contents">
      <style:text-properties officeooo:rsid="000a6ef9" officeooo:paragraph-rsid="000a6ef9"/>
    </style:style>
    <style:style style:name="P15" style:family="paragraph" style:parent-style-name="Table_20_Contents">
      <style:text-properties officeooo:rsid="000b6976" officeooo:paragraph-rsid="000b6976"/>
    </style:style>
    <style:style style:name="P16" style:family="paragraph" style:parent-style-name="Standard" style:list-style-name="L1">
      <style:text-properties style:text-underline-style="none" fo:font-weight="normal" officeooo:rsid="002fcb00" officeooo:paragraph-rsid="00093149" style:font-weight-asian="normal" style:font-weight-complex="normal"/>
    </style:style>
    <style:style style:name="P17" style:family="paragraph" style:parent-style-name="Standard" style:list-style-name="L2">
      <style:text-properties style:text-underline-style="none" fo:font-weight="normal" officeooo:rsid="002fcb00" officeooo:paragraph-rsid="00093149" style:font-weight-asian="normal" style:font-weight-complex="normal"/>
    </style:style>
    <style:style style:name="P18" style:family="paragraph" style:parent-style-name="Standard" style:list-style-name="L1">
      <style:text-properties style:text-underline-style="none" fo:font-weight="normal" officeooo:rsid="002fe23a" officeooo:paragraph-rsid="00093149" style:font-weight-asian="normal" style:font-weight-complex="normal"/>
    </style:style>
    <style:style style:name="P19" style:family="paragraph" style:parent-style-name="Standard" style:list-style-name="L2">
      <style:text-properties style:text-underline-style="none" fo:font-weight="normal" officeooo:rsid="002fe23a" officeooo:paragraph-rsid="00093149" style:font-weight-asian="normal" style:font-weight-complex="normal"/>
    </style:style>
    <style:style style:name="P20" style:family="paragraph" style:parent-style-name="Standard" style:list-style-name="L1">
      <style:text-properties style:text-underline-style="none" fo:font-weight="normal" officeooo:rsid="00332869" officeooo:paragraph-rsid="00093149" style:font-weight-asian="normal" style:font-weight-complex="normal"/>
    </style:style>
    <style:style style:name="P21" style:family="paragraph" style:parent-style-name="Standard" style:list-style-name="L1">
      <style:text-properties style:text-underline-style="none" fo:font-weight="normal" officeooo:rsid="0030f5a2" officeooo:paragraph-rsid="00093149" style:font-weight-asian="normal" style:font-weight-complex="normal"/>
    </style:style>
    <style:style style:name="P22" style:family="paragraph" style:parent-style-name="Standard" style:list-style-name="L2">
      <style:text-properties style:text-underline-style="none" fo:font-weight="normal" officeooo:rsid="003512e4" officeooo:paragraph-rsid="00093149" style:font-weight-asian="normal" style:font-weight-complex="normal"/>
    </style:style>
    <style:style style:name="P23" style:family="paragraph" style:parent-style-name="Standard" style:list-style-name="L8">
      <style:text-properties style:text-underline-style="none" officeooo:rsid="000e5a68" officeooo:paragraph-rsid="000e5a68"/>
    </style:style>
    <style:style style:name="P24" style:family="paragraph" style:parent-style-name="Standard" style:list-style-name="L8">
      <style:text-properties style:text-underline-style="none" officeooo:rsid="00115d21" officeooo:paragraph-rsid="00115d21"/>
    </style:style>
    <style:style style:name="P25" style:family="paragraph" style:parent-style-name="Standard" style:list-style-name="L9">
      <style:text-properties style:text-underline-style="none" officeooo:rsid="00134fb8" officeooo:paragraph-rsid="00134fb8"/>
    </style:style>
    <style:style style:name="P26" style:family="paragraph" style:parent-style-name="Standard" style:list-style-name="L10">
      <style:text-properties style:text-underline-style="none" officeooo:rsid="0017424d" officeooo:paragraph-rsid="0017424d"/>
    </style:style>
    <style:style style:name="P27" style:family="paragraph" style:parent-style-name="Standard" style:list-style-name="L11">
      <style:text-properties style:text-underline-style="none" officeooo:rsid="0017424d" officeooo:paragraph-rsid="0017424d"/>
    </style:style>
    <style:style style:name="P28" style:family="paragraph" style:parent-style-name="Standard" style:list-style-name="L11">
      <style:text-properties style:text-underline-style="none" officeooo:rsid="00192879" officeooo:paragraph-rsid="00192879"/>
    </style:style>
    <style:style style:name="P29" style:family="paragraph" style:parent-style-name="Standard" style:list-style-name="L11">
      <style:text-properties style:text-underline-style="none" officeooo:rsid="001cdf20" officeooo:paragraph-rsid="001cdf20"/>
    </style:style>
    <style:style style:name="P30" style:family="paragraph" style:parent-style-name="Standard" style:list-style-name="L11">
      <style:text-properties style:text-underline-style="none" officeooo:rsid="001df762" officeooo:paragraph-rsid="001df762"/>
    </style:style>
    <style:style style:name="P31" style:family="paragraph" style:parent-style-name="Standard" style:list-style-name="L11">
      <style:text-properties style:text-underline-style="none" officeooo:rsid="001f0803" officeooo:paragraph-rsid="001f0803"/>
    </style:style>
    <style:style style:name="P32" style:family="paragraph" style:parent-style-name="Standard" style:list-style-name="L11">
      <style:text-properties style:text-underline-style="none" officeooo:rsid="0020abd5" officeooo:paragraph-rsid="0020abd5"/>
    </style:style>
    <style:style style:name="P33" style:family="paragraph" style:parent-style-name="Standard" style:list-style-name="L3">
      <style:text-properties officeooo:rsid="0005a711" officeooo:paragraph-rsid="0005a711"/>
    </style:style>
    <style:style style:name="P34" style:family="paragraph" style:parent-style-name="Standard" style:list-style-name="L4">
      <style:text-properties officeooo:rsid="0005a711" officeooo:paragraph-rsid="0005a711"/>
    </style:style>
    <style:style style:name="P35" style:family="paragraph" style:parent-style-name="Standard" style:list-style-name="L5">
      <style:text-properties officeooo:rsid="0005a711" officeooo:paragraph-rsid="0005a711"/>
    </style:style>
    <style:style style:name="P36" style:family="paragraph" style:parent-style-name="Standard" style:list-style-name="L6">
      <style:text-properties officeooo:rsid="0004581b" officeooo:paragraph-rsid="0004581b"/>
    </style:style>
    <style:style style:name="P37" style:family="paragraph" style:parent-style-name="Standard" style:list-style-name="L7">
      <style:text-properties officeooo:rsid="0004581b" officeooo:paragraph-rsid="0004581b"/>
    </style:style>
    <style:style style:name="T1" style:family="text">
      <style:text-properties officeooo:rsid="00093149"/>
    </style:style>
    <style:style style:name="T2" style:family="text">
      <style:text-properties officeooo:rsid="000a6ef9"/>
    </style:style>
    <style:style style:name="T3" style:family="text">
      <style:text-properties officeooo:rsid="00105538"/>
    </style:style>
    <style:style style:name="T4" style:family="text">
      <style:text-properties officeooo:rsid="00192879"/>
    </style:style>
    <style:style style:name="T5" style:family="text">
      <style:text-properties officeooo:rsid="001df76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unctional and Non-functional Requirements:</text:p>
      <text:p text:style-name="P6">Functional requirements:</text:p>
      <text:list xml:id="list3504153751" text:style-name="L1">
        <text:list-item>
          <text:p text:style-name="P16">Provide users with health advice</text:p>
        </text:list-item>
        <text:list-item>
          <text:p text:style-name="P16">Provide information on environmental health conditions and seasonal allergies</text:p>
        </text:list-item>
        <text:list-item>
          <text:p text:style-name="P18">Register page</text:p>
        </text:list-item>
        <text:list-item>
          <text:p text:style-name="P18">Login page</text:p>
        </text:list-item>
        <text:list-item>
          <text:p text:style-name="P18">Weather forecasting</text:p>
        </text:list-item>
        <text:list-item>
          <text:p text:style-name="P18">Dashboard showing air quality of weather</text:p>
        </text:list-item>
        <text:list-item>
          <text:p text:style-name="P18">Policy page</text:p>
        </text:list-item>
        <text:list-item>
          <text:p text:style-name="P18">Terms and Conditions</text:p>
        </text:list-item>
        <text:list-item>
          <text:p text:style-name="P18">About us page</text:p>
        </text:list-item>
        <text:list-item>
          <text:p text:style-name="P20">Admin portal</text:p>
        </text:list-item>
        <text:list-item>
          <text:p text:style-name="P21">Admin accounts</text:p>
        </text:list-item>
      </text:list>
      <text:p text:style-name="P6">Non-functional requirements:</text:p>
      <text:list xml:id="list2325679102" text:style-name="L2">
        <text:list-item>
          <text:p text:style-name="P17">Weather forecasting for advice personalised to the weather conditions</text:p>
        </text:list-item>
        <text:list-item>
          <text:p text:style-name="P19">Follow WCAG guidelines</text:p>
        </text:list-item>
        <text:list-item>
          <text:p text:style-name="P19">Accessibility panel</text:p>
        </text:list-item>
        <text:list-item>
          <text:p text:style-name="P22">Aesthetically pleasing interface</text:p>
        </text:list-item>
        <text:list-item>
          <text:p text:style-name="P19">Location tracker for basing advice on the weather (optional)</text:p>
        </text:list-item>
      </text:list>
      <text:p text:style-name="Standard"/>
      <text:p text:style-name="Standard">What KPI’s would you measure for the Health Advisory Group?</text:p>
      <text:p text:style-name="Standard"><text:s text:c="4"/>• Page response time</text:p>
      <text:p text:style-name="Standard"><text:s text:c="4"/>• Uptime</text:p>
      <text:p text:style-name="Standard"><text:s text:c="4"/>• Air quality data</text:p>
      <text:p text:style-name="Standard"><text:s text:c="4"/>• Weather data per region</text:p>
      <text:p text:style-name="Standard"><text:s text:c="4"/>• How many people sign up? (weekly)</text:p>
      <text:p text:style-name="Standard"><text:s text:c="4"/>• How many people delete their accounts? (monthly)</text:p>
      <text:p text:style-name="Standard"><text:s text:c="4"/>• Website abandonment rate (people who start doing something but stop doing it)</text:p>
      <text:p text:style-name="Standard"><text:s text:c="4"/>• Number of logins (daily)</text:p>
      <text:p text:style-name="Standard"><text:s text:c="4"/>• User location data (where do most users access the site from?)</text:p>
      <text:p text:style-name="Standard"><text:s text:c="4"/>• Number of active users monthly</text:p>
      <text:p text:style-name="Standard"><text:s text:c="4"/>• Number of inactive users</text:p>
      <text:p text:style-name="Standard"><text:s text:c="4"/>• Number of requests per API</text:p>
      <text:p text:style-name="Standard"><text:s text:c="4"/>• API response times</text:p>
      <text:p text:style-name="Standard"><text:s text:c="4"/>• Number of people using accessibility settings (weekly)</text:p>
      <text:p text:style-name="Standard"><text:s text:c="4"/>• How many attacks against the site have occurred? (monthly)</text:p>
      <text:p text:style-name="Standard"><text:s text:c="4"/>• Resource usage (CPU, RAM, disk, network)</text:p>
      <text:p text:style-name="Standard"><text:s text:c="4"/>• Devices used to access the site? (mobile, desktop)</text:p>
      <text:p text:style-name="Standard"><text:s text:c="4"/>• Most viewed/accessed articles (pages) (monthly)</text:p>
      <text:p text:style-name="Standard"><text:s text:c="4"/>• Number of appointments booked (weekly)</text:p>
      <text:p text:style-name="Standard"><text:s text:c="4"/>• Number of appointments cancelled (weekly)</text:p>
      <text:p text:style-name="Standard"/>
      <text:p text:style-name="P1">Who are the company?</text:p>
      <text:list xml:id="list4114489230" text:style-name="L3">
        <text:list-item>
          <text:p text:style-name="P33">Health Advice Group (HAG)</text:p>
        </text:list-item>
      </text:list>
      <text:p text:style-name="P1">What is their main business?</text:p>
      <text:list xml:id="list1447691437" text:style-name="L4">
        <text:list-item>
          <text:p text:style-name="P34">HAG provides health advice to users on how to deal with extreme weather conditions</text:p>
        </text:list-item>
      </text:list>
      <text:p text:style-name="P1">What do they require?</text:p>
      <text:list xml:id="list553809130" text:style-name="L5">
        <text:list-item>
          <text:p text:style-name="P35">Database</text:p>
        </text:list-item>
        <text:list-item>
          <text:p text:style-name="P35">Back-end API</text:p>
        </text:list-item>
        <text:list-item>
          <text:p text:style-name="P35">Responsiveness to different resolution sizes</text:p>
        </text:list-item>
      </text:list>
      <text:p text:style-name="P1">Are there some essential criteria?</text:p>
      <text:list xml:id="list1839765250" text:style-name="L6">
        <text:list-item>
          <text:p text:style-name="P36">???</text:p>
        </text:list-item>
      </text:list>
      <text:p text:style-name="P1"><text:soft-page-break/>Are the some desirable criteria?</text:p>
      <text:list xml:id="list814435938" text:style-name="L7">
        <text:list-item>
          <text:p text:style-name="P37">???</text:p>
        </text:list-item>
      </text:list>
      <text:p text:style-name="P1"/>
      <text:p text:style-name="P2">User Stories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1">As a {role}</text:p>
          </table:table-cell>
          <table:table-cell table:style-name="Table1.A1" office:value-type="string">
            <text:p text:style-name="P11">I want to {goal}</text:p>
          </table:table-cell>
          <table:table-cell table:style-name="Table1.A1" office:value-type="string">
            <text:p text:style-name="P11">So that {benefit}</text:p>
          </table:table-cell>
          <table:table-cell table:style-name="Table1.A1" office:value-type="string">
            <text:p text:style-name="P11">Acceptance criteria</text:p>
          </table:table-cell>
        </table:table-row>
        <table:table-row>
          <table:table-cell table:style-name="Table1.A1" office:value-type="string">
            <text:p text:style-name="P9">As a customer with an asthma condition</text:p>
          </table:table-cell>
          <table:table-cell table:style-name="Table1.A1" office:value-type="string">
            <text:p text:style-name="P9">I want to view advice on asthma</text:p>
          </table:table-cell>
          <table:table-cell table:style-name="Table1.A1" office:value-type="string">
            <text:p text:style-name="P9">So I can improve my health</text:p>
          </table:table-cell>
          <table:table-cell table:style-name="Table1.A1" office:value-type="string">
            <text:p text:style-name="P9">Go to home page &gt; click on advice page &gt; search for <text:span text:style-name="T2">asthma</text:span> &gt; click on article</text:p>
          </table:table-cell>
        </table:table-row>
        <table:table-row>
          <table:table-cell table:style-name="Table1.A1" office:value-type="string">
            <text:p text:style-name="P9">As a new customer unsure about the safety of their home</text:p>
          </table:table-cell>
          <table:table-cell table:style-name="Table1.A1" office:value-type="string">
            <text:p text:style-name="P9">I want to complete a risk assessment</text:p>
          </table:table-cell>
          <table:table-cell table:style-name="Table1.A1" office:value-type="string">
            <text:p text:style-name="P9">So I can make my house safer and more risk-free</text:p>
          </table:table-cell>
          <table:table-cell table:style-name="Table1.A1" office:value-type="string">
            <text:p text:style-name="P9">Go to home page &gt; click on risk assessment page &gt; register account &gt; login &gt; enter date &gt; enter time &gt; submit details &gt; check email for confirmation</text:p>
          </table:table-cell>
        </table:table-row>
        <table:table-row>
          <table:table-cell table:style-name="Table1.A1" office:value-type="string">
            <text:p text:style-name="P13">As a user into fitness</text:p>
          </table:table-cell>
          <table:table-cell table:style-name="Table1.A1" office:value-type="string">
            <text:p text:style-name="P13">I want to be able to monitor my fitness information</text:p>
          </table:table-cell>
          <table:table-cell table:style-name="Table1.A1" office:value-type="string">
            <text:p text:style-name="P13">So I can improve my health and fitness</text:p>
          </table:table-cell>
          <table:table-cell table:style-name="Table1.A1" office:value-type="string">
            <text:p text:style-name="P13">Go to home page &gt; <text:span text:style-name="T1">s</text:span>ee fitness information</text:p>
          </table:table-cell>
        </table:table-row>
        <table:table-row>
          <table:table-cell table:style-name="Table1.A1" office:value-type="string">
            <text:p text:style-name="P12">As a user with hay fever</text:p>
          </table:table-cell>
          <table:table-cell table:style-name="Table1.A1" office:value-type="string">
            <text:p text:style-name="P12">I want to view advice on managing hay fever</text:p>
          </table:table-cell>
          <table:table-cell table:style-name="Table1.A1" office:value-type="string">
            <text:p text:style-name="P12">So I can feel better</text:p>
          </table:table-cell>
          <table:table-cell table:style-name="Table1.A1" office:value-type="string">
            <text:p text:style-name="P10">Go to home page &gt; click on advice page &gt; search for <text:span text:style-name="T2">hay fever</text:span> &gt; click on article</text:p>
          </table:table-cell>
        </table:table-row>
        <table:table-row>
          <table:table-cell table:style-name="Table1.A1" office:value-type="string">
            <text:p text:style-name="P12">As a user <text:span text:style-name="T2">allergic to wasp stings</text:span></text:p>
          </table:table-cell>
          <table:table-cell table:style-name="Table1.A1" office:value-type="string">
            <text:p text:style-name="P12">I want to view advice on <text:span text:style-name="T2">how to deal with a wasp sting allergy</text:span></text:p>
          </table:table-cell>
          <table:table-cell table:style-name="Table1.A1" office:value-type="string">
            <text:p text:style-name="P12">So I don’t die??</text:p>
          </table:table-cell>
          <table:table-cell table:style-name="Table1.A1" office:value-type="string">
            <text:p text:style-name="P14">Go to home page &gt; click on advice page &gt; search for wasp sting allergies &gt; click on article</text:p>
          </table:table-cell>
        </table:table-row>
        <table:table-row>
          <table:table-cell table:style-name="Table1.A1" office:value-type="string">
            <text:p text:style-name="P15">As a user with a diabetic condition</text:p>
          </table:table-cell>
          <table:table-cell table:style-name="Table1.A1" office:value-type="string">
            <text:p text:style-name="P15">I want to view upcoming weather</text:p>
          </table:table-cell>
          <table:table-cell table:style-name="Table1.A1" office:value-type="string">
            <text:p text:style-name="P15">So I don’t go into diabetic shock</text:p>
          </table:table-cell>
          <table:table-cell table:style-name="Table1.A1" office:value-type="string">
            <text:p text:style-name="P15">Go to home page &gt; click on weather page &gt; weather forecast appears</text:p>
          </table:table-cell>
        </table:table-row>
      </table:table>
      <text:p text:style-name="P7"/>
      <text:p text:style-name="P4">User Acceptance Criteria:</text:p>
      <text:list xml:id="list1930461614" text:style-name="L8">
        <text:list-item>
          <text:p text:style-name="P23">Home page must exist</text:p>
        </text:list-item>
        <text:list-item>
          <text:p text:style-name="P23">Accessibility options must exist</text:p>
        </text:list-item>
        <text:list-item>
          <text:p text:style-name="P23">Navigation bar – <text:span text:style-name="T3">links to more pages</text:span></text:p>
        </text:list-item>
        <text:list-item>
          <text:p text:style-name="P23">Article search page</text:p>
        </text:list-item>
        <text:list-item>
          <text:p text:style-name="P24">Dashboard</text:p>
        </text:list-item>
        <text:list-item>
          <text:p text:style-name="P24">Consistent styling</text:p>
        </text:list-item>
        <text:list-item>
          <text:p text:style-name="P24">Responsive design</text:p>
        </text:list-item>
      </text:list>
      <text:p text:style-name="P8">About us page:</text:p>
      <text:list xml:id="list1729355377" text:style-name="L9">
        <text:list-item>
          <text:p text:style-name="P25">History</text:p>
        </text:list-item>
        <text:list-item>
          <text:p text:style-name="P25">Images</text:p>
        </text:list-item>
        <text:list-item>
          <text:p text:style-name="P25">Contact details</text:p>
        </text:list-item>
        <text:list-item>
          <text:p text:style-name="P25">Enquiry page</text:p>
        </text:list-item>
      </text:list>
      <text:p text:style-name="P8"/>
      <text:p text:style-name="P5">Health Advice Group <text:span text:style-name="T4">Potential </text:span>Problems:</text:p>
      <text:list xml:id="list594321663" text:style-name="L10">
        <text:list-item>
          <text:p text:style-name="P26">User forgot their password</text:p>
        </text:list-item>
        <text:list-item>
          <text:p text:style-name="P26">Page doesn’t load – users <text:span text:style-name="T5">may get annoyed and switch to a competitor</text:span></text:p>
        </text:list-item>
      </text:list>
      <text:list xml:id="list2354653870" text:style-name="L11">
        <text:list-item>
          <text:p text:style-name="P27">Articles won’t load</text:p>
        </text:list-item>
        <text:list-item>
          <text:p text:style-name="P27">Can’t find article they search for – users won’t find relevant information, potentially causing them to switch to a competitor</text:p>
        </text:list-item>
        <text:list-item>
          <text:p text:style-name="P28">User can’t register</text:p>
        </text:list-item>
        <text:list-item>
          <text:p text:style-name="P29"><text:soft-page-break/>Not enough resources – <text:span text:style-name="T5">can delay the time it takes to develop and release the project</text:span></text:p>
        </text:list-item>
        <text:list-item>
          <text:p text:style-name="P30">Not enough time for development – project may be rushed and/or incomplete</text:p>
        </text:list-item>
        <text:list-item>
          <text:p text:style-name="P30">Page styling isn’t consistent – users may get confused</text:p>
        </text:list-item>
        <text:list-item>
          <text:p text:style-name="P30">Page design isn’t responsive – the website may not work properly on some devices, reducing possible users</text:p>
        </text:list-item>
        <text:list-item>
          <text:p text:style-name="P30">Images won’t load – the website may look broken to users, reducing the chances of them continuing to use it</text:p>
        </text:list-item>
        <text:list-item>
          <text:p text:style-name="P31">Admin dashboard doesn’t load – admins will be unable to view site statistics</text:p>
        </text:list-item>
        <text:list-item>
          <text:p text:style-name="P31">Weather API doesn’t respond – the app will be unable to give advice based on the weather</text:p>
        </text:list-item>
        <text:list-item>
          <text:p text:style-name="P32">Poor usability</text:p>
        </text:list-item>
        <text:list-item>
          <text:p text:style-name="P32">Poor accessibility (e.g., no Alt text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4:10:00.639987342</meta:creation-date>
    <meta:generator>LibreOffice/7.3.7.2$Linux_X86_64 LibreOffice_project/30$Build-2</meta:generator>
    <dc:date>2025-10-17T11:24:03.440834838</dc:date>
    <meta:editing-duration>PT2H18M21S</meta:editing-duration>
    <meta:editing-cycles>14</meta:editing-cycles>
    <meta:document-statistic meta:table-count="1" meta:image-count="0" meta:object-count="0" meta:page-count="3" meta:paragraph-count="109" meta:word-count="753" meta:character-count="4217" meta:non-whitespace-character-count="3531"/>
  </office:meta>
</office:document-meta>
</file>